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591in" svg:height="5.174in" svg:x="5.8681in" svg:y="0.4067in">
            <draw:object draw:notify-on-update-of-ranges="Sheet1.A3:Sheet1.A3 Sheet1.A4:Sheet1.A10 Sheet1.B3:Sheet1.B3 Sheet1.B4:Sheet1.B10 Sheet1.C3:Sheet1.C3 Sheet1.C4:Sheet1.C10 Sheet1.D3:Sheet1.D3 Sheet1.D4:Sheet1.D10 Sheet1.E3:Sheet1.E3 Sheet1.E4:Sheet1.E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4575in" svg:height="3.7831in" svg:x="7.8429in" svg:y="6.0929in">
            <draw:object draw:notify-on-update-of-ranges="Sheet1.A34:Sheet1.A34 Sheet1.A35:Sheet1.A42 Sheet1.B34:Sheet1.B34 Sheet1.B35:Sheet1.B42 Sheet1.C34:Sheet1.C34 Sheet1.C35:Sheet1.C42 Sheet1.D34:Sheet1.D34 Sheet1.D35:Sheet1.D42 Sheet1.E34:Sheet1.E34 Sheet1.E35:Sheet1.E42 Sheet1.F34:Sheet1.F34 Sheet1.F35:Sheet1.F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4"/>
          <table:table-cell table:formula="of:=SUM([.E4:.E10])/7" office:value-type="float" office:value="1.24465278030838" calcext:value-type="float">
            <text:p>1.2446527803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E-015" calcext:value-type="float">
            <text:p>1E-015</text:p>
          </table:table-cell>
          <table:table-cell table:formula="of:=-( [.A4]*LOG([.A4]; 2)+[.B4]*LOG([.B4]; 2)+[.C4]*LOG([.C4]; 2)+[.D4]*LOG([.D4]; 2) )" office:value-type="float" office:value="0.000000000000149486764269931" calcext:value-type="float">
            <text:p>1.49486764269931E-013</text:p>
          </table:table-cell>
          <table:table-cell table:formula="of:=SUM([.A4:.D4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3" office:value-type="float" office:value="0.05" calcext:value-type="float">
            <text:p>0.05</text:p>
          </table:table-cell>
          <table:table-cell table:formula="of:=-( [.A5]*LOG([.A5]; 2)+[.B5]*LOG([.B5]; 2)+[.C5]*LOG([.C5]; 2)+[.D5]*LOG([.D5]; 2) )" office:value-type="float" office:value="0.847584679824574" calcext:value-type="float">
            <text:p>0.8475846798</text:p>
          </table:table-cell>
          <table:table-cell table:formula="of:=SUM([.A5:.D5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3" office:value-type="float" office:value="0.1" calcext:value-type="float">
            <text:p>0.1</text:p>
          </table:table-cell>
          <table:table-cell table:formula="of:=-( [.A6]*LOG([.A6]; 2)+[.B6]*LOG([.B6]; 2)+[.C6]*LOG([.C6]; 2)+[.D6]*LOG([.D6]; 2) )" office:value-type="float" office:value="1.35677964944704" calcext:value-type="float">
            <text:p>1.3567796494</text:p>
          </table:table-cell>
          <table:table-cell table:formula="of:=SUM([.A6:.D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 office:value-type="float" office:value="0.2" calcext:value-type="float">
            <text:p>0.2</text:p>
          </table:table-cell>
          <table:table-cell table:formula="of:=-( [.A7]*LOG([.A7]; 2)+[.B7]*LOG([.B7]; 2)+[.C7]*LOG([.C7]; 2)+[.D7]*LOG([.D7]; 2) )" office:value-type="float" office:value="1.92192809488736" calcext:value-type="float">
            <text:p>1.9219280949</text:p>
          </table:table-cell>
          <table:table-cell table:formula="of:=SUM([.A7:.D7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0.25" calcext:value-type="float">
            <text:p>0.25</text:p>
          </table:table-cell>
          <table:table-cell table:formula="of:=-( [.A8]*LOG([.A8]; 2)+[.B8]*LOG([.B8]; 2)+[.C8]*LOG([.C8]; 2)+[.D8]*LOG([.D8]; 2) )" office:value-type="float" office:value="2" calcext:value-type="float">
            <text:p>2</text:p>
          </table:table-cell>
          <table:table-cell table:formula="of:=SUM([.A8:.D8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E-015" calcext:value-type="float">
            <text:p>1E-015</text:p>
          </table:table-cell>
          <table:table-cell table:formula="of:=-( [.A9]*LOG([.A9]; 2)+[.B9]*LOG([.B9]; 2)+[.C9]*LOG([.C9]; 2)+[.D9]*LOG([.D9]; 2) )" office:value-type="float" office:value="1.0000000000001" calcext:value-type="float">
            <text:p>1</text:p>
          </table:table-cell>
          <table:table-cell table:formula="of:=SUM([.A9:.D9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0.3333" calcext:value-type="float">
            <text:p>0.3333</text:p>
          </table:table-cell>
          <table:table-cell office:value-type="float" office:value="0.0001" calcext:value-type="float">
            <text:p>0.0001</text:p>
          </table:table-cell>
          <table:table-cell table:formula="of:=-( [.A10]*LOG([.A10]; 2)+[.B10]*LOG([.B10]; 2)+[.C10]*LOG([.C10]; 2)+[.D10]*LOG([.D10]; 2) )" office:value-type="float" office:value="1.58627703799941" calcext:value-type="float">
            <text:p>1.586277038</text:p>
          </table:table-cell>
          <table:table-cell table:formula="of:=SUM([.A10:.D10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E-015" calcext:value-type="float">
            <text:p>1E-015</text:p>
          </table:table-cell>
          <table:table-cell table:formula="of:=-( [.A11]*LOG([.A11]; 2)+[.B11]*LOG([.B11]; 2)+[.C11]*LOG([.C11]; 2)+[.D11]*LOG([.D11]; 2) )" office:value-type="float" office:value="0.811278124459233" calcext:value-type="float">
            <text:p>0.8112781245</text:p>
          </table:table-cell>
          <table:table-cell table:formula="of:=SUM([.A11:.D11])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table:formula="of:=SUM([.A4:.A12])/7" office:value-type="float" office:value="0.683328571428572" calcext:value-type="float">
            <text:p>0.6833285714</text:p>
          </table:table-cell>
          <table:table-cell table:formula="of:=SUM([.B4:.B10])/7" office:value-type="float" office:value="0.204757142857143" calcext:value-type="float">
            <text:p>0.2047571429</text:p>
          </table:table-cell>
          <table:table-cell table:formula="of:=SUM([.C4:.C10])/7" office:value-type="float" office:value="0.133328571428572" calcext:value-type="float">
            <text:p>0.1333285714</text:p>
          </table:table-cell>
          <table:table-cell table:formula="of:=SUM([.D4:.D10])/7" office:value-type="float" office:value="0.0857285714285717" calcext:value-type="float">
            <text:p>0.0857285714</text:p>
          </table:table-cell>
          <table:table-cell table:formula="of:=-( [.A13]*LOG([.A13]; 2)+[.B13]*LOG([.B13]; 2)+[.C13]*LOG([.C13]; 2)+[.D13]*LOG([.D13]; 2) )" office:value-type="float" office:value="1.53528026155728" calcext:value-type="float">
            <text:p>1.53528026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UM([.E4:.E10])/7" office:value-type="float" office:value="1.24465278030838" calcext:value-type="float">
            <text:p>1.2446527803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UM([.A13:.D13])" office:value-type="float" office:value="1.10714285714286" calcext:value-type="float">
            <text:p>1.1071428571</text:p>
          </table:table-cell>
          <table:table-cell table:number-columns-repeated="14"/>
        </table:table-row>
        <table:table-row table:style-name="ro2" table:number-rows-repeated="3">
          <table:table-cell table:number-columns-repeated="19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E-015" calcext:value-type="float">
            <text:p>1E-015</text:p>
          </table:table-cell>
          <table:table-cell table:formula="of:=-( [.A19]*LOG([.A19]; 2)+[.B19]*LOG([.B19]; 2)+[.C19]*LOG([.C19]; 2)+[.D19]*LOG([.D19]; 2) )" office:value-type="float" office:value="0.811278124459233" calcext:value-type="float">
            <text:p>0.8112781245</text:p>
          </table:table-cell>
          <table:table-cell table:number-columns-repeated="14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E-015" calcext:value-type="float">
            <text:p>1E-015</text:p>
          </table:table-cell>
          <table:table-cell table:formula="of:=-( [.A20]*LOG([.A20]; 2)+[.B20]*LOG([.B20]; 2)+[.C20]*LOG([.C20]; 2)+[.D20]*LOG([.D20]; 2) )" office:value-type="float" office:value="1.50000000000005" calcext:value-type="float">
            <text:p>1.5</text:p>
          </table:table-cell>
          <table:table-cell table:number-columns-repeated="14"/>
        </table:table-row>
        <table:table-row table:style-name="ro1" table:number-rows-repeated="11">
          <table:table-cell table:number-columns-repeated="19"/>
        </table:table-row>
        <table:table-row table:style-name="ro2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2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(a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E-015" calcext:value-type="float">
            <text:p>1E-015</text:p>
          </table:table-cell>
          <table:table-cell table:formula="of:=-( [.B35]*LOG([.B35]; 2)+[.C35]*LOG([.C35]; 2)+[.D35]*LOG([.D35]; 2)+[.E35]*LOG([.E35]; 2) )" office:value-type="float" office:value="0.000000000000149486764269931" calcext:value-type="float">
            <text:p>1.49486764269931E-013</text:p>
          </table:table-cell>
          <table:table-cell table:formula="of:=SUM([.B35:.E35])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(b)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E-015" calcext:value-type="float">
            <text:p>1E-015</text:p>
          </table:table-cell>
          <table:table-cell table:formula="of:=-( [.B36]*LOG([.B36]; 2)+[.C36]*LOG([.C36]; 2)+[.D36]*LOG([.D36]; 2)+[.E36]*LOG([.E36]; 2) )" office:value-type="float" office:value="0.811278124459233" calcext:value-type="float">
            <text:p>0.8112781245</text:p>
          </table:table-cell>
          <table:table-cell table:formula="of:=SUM([.B36:.E36])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(c)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E-015" calcext:value-type="float">
            <text:p>1E-015</text:p>
          </table:table-cell>
          <table:table-cell table:formula="of:=-( [.B37]*LOG([.B37]; 2)+[.C37]*LOG([.C37]; 2)+[.D37]*LOG([.D37]; 2)+[.E37]*LOG([.E37]; 2) )" office:value-type="float" office:value="1.0000000000001" calcext:value-type="float">
            <text:p>1</text:p>
          </table:table-cell>
          <table:table-cell table:formula="of:=SUM([.B37:.E37])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(d)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1" calcext:value-type="float">
            <text:p>0.1</text:p>
          </table:table-cell>
          <table:table-cell table:formula="of:=-( [.B38]*LOG([.B38]; 2)+[.C38]*LOG([.C38]; 2)+[.D38]*LOG([.D38]; 2)+[.E38]*LOG([.E38]; 2) )" office:value-type="float" office:value="1.35677964944704" calcext:value-type="float">
            <text:p>1.3567796494</text:p>
          </table:table-cell>
          <table:table-cell table:formula="of:=SUM([.B38:.E38])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(e)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0001" calcext:value-type="float">
            <text:p>0.0001</text:p>
          </table:table-cell>
          <table:table-cell table:formula="of:=-( [.B39]*LOG([.B39]; 2)+[.C39]*LOG([.C39]; 2)+[.D39]*LOG([.D39]; 2)+[.E39]*LOG([.E39]; 2) )" office:value-type="float" office:value="1.58627703799941" calcext:value-type="float">
            <text:p>1.586277038</text:p>
          </table:table-cell>
          <table:table-cell table:formula="of:=SUM([.B39:.E39])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(f)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-( [.B40]*LOG([.B40]; 2)+[.C40]*LOG([.C40]; 2)+[.D40]*LOG([.D40]; 2)+[.E40]*LOG([.E40]; 2) )" office:value-type="float" office:value="1.72192809488736" calcext:value-type="float">
            <text:p>1.7219280949</text:p>
          </table:table-cell>
          <table:table-cell table:formula="of:=SUM([.B40:.E40])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(g)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2" calcext:value-type="float">
            <text:p>0.2</text:p>
          </table:table-cell>
          <table:table-cell table:formula="of:=-( [.B41]*LOG([.B41]; 2)+[.C41]*LOG([.C41]; 2)+[.D41]*LOG([.D41]; 2)+[.E41]*LOG([.E41]; 2) )" office:value-type="float" office:value="1.92192809488736" calcext:value-type="float">
            <text:p>1.9219280949</text:p>
          </table:table-cell>
          <table:table-cell table:formula="of:=SUM([.B41:.E41])" office:value-type="float" office:value="1" calcext:value-type="float">
            <text:p>1</text:p>
          </table:table-cell>
          <table:table-cell table:number-columns-repeated="6"/>
          <table:table-cell table:style-name="ce1" table:number-columns-repeated="6"/>
        </table:table-row>
        <table:table-row table:style-name="ro2">
          <table:table-cell office:value-type="string" calcext:value-type="string">
            <text:p>(h)</text:p>
          </table:table-cell>
          <table:table-cell table:number-columns-repeated="4" office:value-type="float" office:value="0.25" calcext:value-type="float">
            <text:p>0.25</text:p>
          </table:table-cell>
          <table:table-cell table:formula="of:=-( [.B42]*LOG([.B42]; 2)+[.C42]*LOG([.C42]; 2)+[.D42]*LOG([.D42]; 2)+[.E42]*LOG([.E42]; 2) )" office:value-type="float" office:value="2" calcext:value-type="float">
            <text:p>2</text:p>
          </table:table-cell>
          <table:table-cell table:formula="of:=SUM([.B42:.E42])" office:value-type="float" office:value="1" calcext:value-type="float">
            <text:p>1</text:p>
          </table:table-cell>
          <table:table-cell table:number-columns-repeated="6"/>
          <table:table-cell table:style-name="ce1" table:number-columns-repeated="6"/>
        </table:table-row>
        <table:table-row table:style-name="ro2" table:number-rows-repeated="9">
          <table:table-cell table:number-columns-repeated="13"/>
          <table:table-cell table:style-name="ce1" table:number-columns-repeated="6"/>
        </table:table-row>
        <table:table-row table:style-name="ro2">
          <table:table-cell/>
          <table:table-cell office:value-type="string" calcext:value-type="string">
            <text:p>S</text:p>
          </table:table-cell>
          <table:table-cell table:style-name="ce1" table:formula="of:=SUM([.C53:.C56])" office:value-type="float" office:value="1" calcext:value-type="float">
            <text:p>1.000000</text:p>
          </table:table-cell>
          <table:table-cell table:style-name="ce1" table:formula="of:=SUM([.D53:.D56])" office:value-type="float" office:value="0.4" calcext:value-type="float">
            <text:p>0.400000</text:p>
          </table:table-cell>
          <table:table-cell table:style-name="ce1" table:formula="of:=SUM([.E53:.E56])" office:value-type="float" office:value="0.04" calcext:value-type="float">
            <text:p>0.040000</text:p>
          </table:table-cell>
          <table:table-cell table:style-name="ce1" table:formula="of:=SUM([.F53:.F56])" office:value-type="float" office:value="1" calcext:value-type="float">
            <text:p>1.000000</text:p>
          </table:table-cell>
          <table:table-cell table:style-name="ce1" table:formula="of:=SUM([.G53:.G56])" office:value-type="float" office:value="1" calcext:value-type="float">
            <text:p>1.000000</text:p>
          </table:table-cell>
          <table:table-cell table:style-name="ce1" table:formula="of:=SUM([.H53:.H56])" office:value-type="float" office:value="0.200000000000002" calcext:value-type="float">
            <text:p>0.200000</text:p>
          </table:table-cell>
          <table:table-cell table:number-columns-repeated="5"/>
          <table:table-cell table:style-name="ce1" table:number-columns-repeated="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" office:value-type="float" office:value="0.25" calcext:value-type="float">
            <text:p>0.250000</text:p>
          </table:table-cell>
          <table:table-cell table:style-name="ce1" office:value-type="float" office:value="0.1" calcext:value-type="float">
            <text:p>0.100000</text:p>
          </table:table-cell>
          <table:table-cell table:style-name="ce1" office:value-type="float" office:value="0.01" calcext:value-type="float">
            <text:p>0.010000</text:p>
          </table:table-cell>
          <table:table-cell table:style-name="ce1" office:value-type="float" office:value="1" calcext:value-type="float">
            <text:p>1.000000</text:p>
          </table:table-cell>
          <table:table-cell table:style-name="ce1" office:value-type="float" office:value="0.5" calcext:value-type="float">
            <text:p>0.500000</text:p>
          </table:table-cell>
          <table:table-cell table:style-name="ce1" office:value-type="float" office:value="0.1" calcext:value-type="float">
            <text:p>0.100000</text:p>
          </table:table-cell>
          <table:table-cell table:number-columns-repeated="5"/>
          <table:table-cell table:style-name="ce1" table:number-columns-repeated="6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1" office:value-type="float" office:value="0.25" calcext:value-type="float">
            <text:p>0.250000</text:p>
          </table:table-cell>
          <table:table-cell table:style-name="ce1" office:value-type="float" office:value="0.1" calcext:value-type="float">
            <text:p>0.100000</text:p>
          </table:table-cell>
          <table:table-cell table:style-name="ce1" office:value-type="float" office:value="0.01" calcext:value-type="float">
            <text:p>0.010000</text:p>
          </table:table-cell>
          <table:table-cell table:style-name="ce1" office:value-type="float" office:value="1E-015" calcext:value-type="float">
            <text:p>0.000000</text:p>
          </table:table-cell>
          <table:table-cell table:style-name="ce1" office:value-type="float" office:value="0.5" calcext:value-type="float">
            <text:p>0.500000</text:p>
          </table:table-cell>
          <table:table-cell table:style-name="ce1" office:value-type="float" office:value="0.1" calcext:value-type="float">
            <text:p>0.100000</text:p>
          </table:table-cell>
          <table:table-cell table:number-columns-repeated="5"/>
          <table:table-cell table:style-name="ce1" table:number-columns-repeated="6"/>
        </table:table-row>
        <table:table-row table:style-name="ro2">
          <table:table-cell/>
          <table:table-cell office:value-type="string" calcext:value-type="string">
            <text:p>G</text:p>
          </table:table-cell>
          <table:table-cell table:style-name="ce1" office:value-type="float" office:value="0.25" calcext:value-type="float">
            <text:p>0.250000</text:p>
          </table:table-cell>
          <table:table-cell table:style-name="ce1" office:value-type="float" office:value="0.1" calcext:value-type="float">
            <text:p>0.100000</text:p>
          </table:table-cell>
          <table:table-cell table:style-name="ce1" office:value-type="float" office:value="0.01" calcext:value-type="float">
            <text:p>0.010000</text:p>
          </table:table-cell>
          <table:table-cell table:number-columns-repeated="3" table:style-name="ce1" office:value-type="float" office:value="1E-015" calcext:value-type="float">
            <text:p>0.000000</text:p>
          </table:table-cell>
          <table:table-cell table:number-columns-repeated="5"/>
          <table:table-cell table:style-name="ce1" table:number-columns-repeated="6"/>
        </table:table-row>
        <table:table-row table:style-name="ro2">
          <table:table-cell/>
          <table:table-cell office:value-type="string" calcext:value-type="string">
            <text:p>T</text:p>
          </table:table-cell>
          <table:table-cell table:style-name="ce1" office:value-type="float" office:value="0.25" calcext:value-type="float">
            <text:p>0.250000</text:p>
          </table:table-cell>
          <table:table-cell table:style-name="ce1" office:value-type="float" office:value="0.1" calcext:value-type="float">
            <text:p>0.100000</text:p>
          </table:table-cell>
          <table:table-cell table:style-name="ce1" office:value-type="float" office:value="0.01" calcext:value-type="float">
            <text:p>0.010000</text:p>
          </table:table-cell>
          <table:table-cell table:number-columns-repeated="3" table:style-name="ce1" office:value-type="float" office:value="1E-015" calcext:value-type="float">
            <text:p>0.000000</text:p>
          </table:table-cell>
          <table:table-cell table:number-columns-repeated="5"/>
          <table:table-cell table:style-name="ce1" table:number-columns-repeated="6"/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table:style-name="ce1" office:value-type="float" office:value="1E-015" calcext:value-type="float">
            <text:p>0.000000</text:p>
          </table:table-cell>
          <table:table-cell table:style-name="ce1" office:value-type="float" office:value="0.6" calcext:value-type="float">
            <text:p>0.600000</text:p>
          </table:table-cell>
          <table:table-cell table:style-name="ce1" table:formula="of:=1-SUM([.E53:.E56])" office:value-type="float" office:value="0.96" calcext:value-type="float">
            <text:p>0.960000</text:p>
          </table:table-cell>
          <table:table-cell table:number-columns-repeated="2" table:style-name="ce1" office:value-type="float" office:value="1E-015" calcext:value-type="float">
            <text:p>0.000000</text:p>
          </table:table-cell>
          <table:table-cell table:style-name="ce1" table:formula="of:=1-SUM([.H53:.H56])" office:value-type="float" office:value="0.799999999999998" calcext:value-type="float">
            <text:p>0.800000</text:p>
          </table:table-cell>
          <table:table-cell table:number-columns-repeated="5"/>
          <table:table-cell table:style-name="ce1" table:number-columns-repeated="6"/>
        </table:table-row>
        <table:table-row table:style-name="ro2" table:number-rows-repeated="2">
          <table:table-cell table:number-columns-repeated="2"/>
          <table:table-cell table:style-name="ce1" table:number-columns-repeated="6"/>
          <table:table-cell table:number-columns-repeated="5"/>
          <table:table-cell table:style-name="ce1" table:number-columns-repeated="6"/>
        </table:table-row>
        <table:table-row table:style-name="ro2">
          <table:table-cell table:number-columns-repeated="2" office:value-type="string" calcext:value-type="string">
            <text:p>default</text:p>
          </table:table-cell>
          <table:table-cell table:style-name="ce1" table:formula="of:=-( [.C$53]*LOG([.C$53]; 2)+[.C$54]*LOG([.C$54]; 2)+[.C$55]*LOG([.C$55]; 2)+[.C$56]*LOG([.C$56]; 2) )" office:value-type="float" office:value="2" calcext:value-type="float">
            <text:p>2.000000</text:p>
          </table:table-cell>
          <table:table-cell table:style-name="ce1" table:formula="of:=-( [.D$53]*LOG([.D$53]; 2)+[.D$54]*LOG([.D$54]; 2)+[.D$55]*LOG([.D$55]; 2)+[.D$56]*LOG([.D$56]; 2) )" office:value-type="float" office:value="1.32877123795495" calcext:value-type="float">
            <text:p>1.328771</text:p>
          </table:table-cell>
          <table:table-cell table:style-name="ce1" table:formula="of:=-( [.E$53]*LOG([.E$53]; 2)+[.E$54]*LOG([.E$54]; 2)+[.E$55]*LOG([.E$55]; 2)+[.E$56]*LOG([.E$56]; 2) )" office:value-type="float" office:value="0.265754247590989" calcext:value-type="float">
            <text:p>0.265754</text:p>
          </table:table-cell>
          <table:table-cell table:style-name="ce1" table:formula="of:=-( [.F$53]*LOG([.F$53]; 2)+[.F$54]*LOG([.F$54]; 2)+[.F$55]*LOG([.F$55]; 2)+[.F$56]*LOG([.F$56]; 2) )" office:value-type="float" office:value="0.000000000000149486764269931" calcext:value-type="float">
            <text:p>0.000000</text:p>
          </table:table-cell>
          <table:table-cell table:style-name="ce1" table:formula="of:=-( [.G$53]*LOG([.G$53]; 2)+[.G$54]*LOG([.G$54]; 2)+[.G$55]*LOG([.G$55]; 2)+[.G$56]*LOG([.G$56]; 2) )" office:value-type="float" office:value="1.0000000000001" calcext:value-type="float">
            <text:p>1.000000</text:p>
          </table:table-cell>
          <table:table-cell table:style-name="ce1" table:formula="of:=-( [.H$53]*LOG([.H$53]; 2)+[.H$54]*LOG([.H$54]; 2)+[.H$55]*LOG([.H$55]; 2)+[.H$56]*LOG([.H$56]; 2) )" office:value-type="float" office:value="0.664385618977572" calcext:value-type="float">
            <text:p>0.664386</text:p>
          </table:table-cell>
          <table:table-cell table:number-columns-repeated="5"/>
          <table:table-cell table:style-name="ce1" table:number-columns-repeated="6"/>
        </table:table-row>
        <table:table-row table:style-name="ro2">
          <table:table-cell/>
          <table:table-cell office:value-type="string" calcext:value-type="string">
            <text:p>add gap</text:p>
          </table:table-cell>
          <table:table-cell table:style-name="ce1" table:formula="of:=-( [.C$53]*LOG([.C$53]; 2)+[.C$54]*LOG([.C$54]; 2)+[.C$55]*LOG([.C$55]; 2)+[.C$56]*LOG([.C$56]; 2)+[.C$57]*LOG([.C$57]; 2) )" office:value-type="float" office:value="2.00000000000005" calcext:value-type="float">
            <text:p>2.000000</text:p>
          </table:table-cell>
          <table:table-cell table:style-name="ce1" table:formula="of:=-( [.D$53]*LOG([.D$53]; 2)+[.D$54]*LOG([.D$54]; 2)+[.D$55]*LOG([.D$55]; 2)+[.D$56]*LOG([.D$56]; 2)+[.D$57]*LOG([.D$57]; 2) )" office:value-type="float" office:value="1.77095059445467" calcext:value-type="float">
            <text:p>1.770951</text:p>
          </table:table-cell>
          <table:table-cell table:style-name="ce1" table:formula="of:=-( [.E$53]*LOG([.E$53]; 2)+[.E$54]*LOG([.E$54]; 2)+[.E$55]*LOG([.E$55]; 2)+[.E$56]*LOG([.E$56]; 2)+[.E$57]*LOG([.E$57]; 2) )" office:value-type="float" office:value="0.322292189082415" calcext:value-type="float">
            <text:p>0.322292</text:p>
          </table:table-cell>
          <table:table-cell table:style-name="ce1" table:formula="of:=-( [.F$53]*LOG([.F$53]; 2)+[.F$54]*LOG([.F$54]; 2)+[.F$55]*LOG([.F$55]; 2)+[.F$56]*LOG([.F$56]; 2)+[.F$57]*LOG([.F$57]; 2) )" office:value-type="float" office:value="0.000000000000199315685693242" calcext:value-type="float">
            <text:p>0.000000</text:p>
          </table:table-cell>
          <table:table-cell table:style-name="ce1" table:formula="of:=-( [.G$53]*LOG([.G$53]; 2)+[.G$54]*LOG([.G$54]; 2)+[.G$55]*LOG([.G$55]; 2)+[.G$56]*LOG([.G$56]; 2)+[.G$57]*LOG([.G$57]; 2) )" office:value-type="float" office:value="1.00000000000015" calcext:value-type="float">
            <text:p>1.000000</text:p>
          </table:table-cell>
          <table:table-cell table:style-name="ce1" table:formula="of:=-( [.H$53]*LOG([.H$53]; 2)+[.H$54]*LOG([.H$54]; 2)+[.H$55]*LOG([.H$55]; 2)+[.H$56]*LOG([.H$56]; 2)+[.H$57]*LOG([.H$57]; 2) )" office:value-type="float" office:value="0.921928094887464" calcext:value-type="float">
            <text:p>0.921928</text:p>
          </table:table-cell>
          <table:table-cell table:number-columns-repeated="5"/>
          <table:table-cell table:style-name="ce1" table:number-columns-repeated="6"/>
        </table:table-row>
        <table:table-row table:style-name="ro2">
          <table:table-cell/>
          <table:table-cell office:value-type="string" calcext:value-type="string">
            <text:p>weighted</text:p>
          </table:table-cell>
          <table:table-cell table:style-name="ce1" table:formula="of:=-( [.C$53]*LOG([.C$53]; 2)+[.C$54]*LOG([.C$54]; 2)+[.C$55]*LOG([.C$55]; 2)+[.C$56]*LOG([.C$56]; 2) )*SUM([.C$53:.C$56])" office:value-type="float" office:value="2" calcext:value-type="float">
            <text:p>2.000000</text:p>
          </table:table-cell>
          <table:table-cell table:style-name="ce1" table:formula="of:=-( [.D$53]*LOG([.D$53]; 2)+[.D$54]*LOG([.D$54]; 2)+[.D$55]*LOG([.D$55]; 2)+[.D$56]*LOG([.D$56]; 2) )*SUM([.D$53:.D$56])" office:value-type="float" office:value="0.531508495181978" calcext:value-type="float">
            <text:p>0.531508</text:p>
          </table:table-cell>
          <table:table-cell table:style-name="ce1" table:formula="of:=-( [.E$53]*LOG([.E$53]; 2)+[.E$54]*LOG([.E$54]; 2)+[.E$55]*LOG([.E$55]; 2)+[.E$56]*LOG([.E$56]; 2) )*SUM([.E$53:.E$56])" office:value-type="float" office:value="0.0106301699036396" calcext:value-type="float">
            <text:p>0.010630</text:p>
          </table:table-cell>
          <table:table-cell table:style-name="ce1" table:formula="of:=-( [.F$53]*LOG([.F$53]; 2)+[.F$54]*LOG([.F$54]; 2)+[.F$55]*LOG([.F$55]; 2)+[.F$56]*LOG([.F$56]; 2) )*SUM([.F$53:.F$56])" office:value-type="float" office:value="0.000000000000149486764269932" calcext:value-type="float">
            <text:p>0.000000</text:p>
          </table:table-cell>
          <table:table-cell table:style-name="ce1" table:formula="of:=-( [.G$53]*LOG([.G$53]; 2)+[.G$54]*LOG([.G$54]; 2)+[.G$55]*LOG([.G$55]; 2)+[.G$56]*LOG([.G$56]; 2) )*SUM([.G$53:.G$56])" office:value-type="float" office:value="1.0000000000001" calcext:value-type="float">
            <text:p>1.000000</text:p>
          </table:table-cell>
          <table:table-cell table:style-name="ce1" table:formula="of:=-( [.H$53]*LOG([.H$53]; 2)+[.H$54]*LOG([.H$54]; 2)+[.H$55]*LOG([.H$55]; 2)+[.H$56]*LOG([.H$56]; 2) )*SUM([.H$53:.H$56])" office:value-type="float" office:value="0.132877123795516" calcext:value-type="float">
            <text:p>0.132877</text:p>
          </table:table-cell>
          <table:table-cell table:number-columns-repeated="5"/>
          <table:table-cell table:style-name="ce1" table:number-columns-repeated="6"/>
        </table:table-row>
        <table:table-row table:style-name="ro2">
          <table:table-cell/>
          <table:table-cell office:value-type="string" calcext:value-type="string">
            <text:p>add gap + weighted</text:p>
          </table:table-cell>
          <table:table-cell table:style-name="ce1" table:formula="of:=-( [.C$53]*LOG([.C$53]; 2)+[.C$54]*LOG([.C$54]; 2)+[.C$55]*LOG([.C$55]; 2)+[.C$56]*LOG([.C$56]; 2)+[.C$57]*LOG([.C$57]; 2) )*SUM([.C$53:.C$56])" office:value-type="float" office:value="2.00000000000005" calcext:value-type="float">
            <text:p>2.000000</text:p>
          </table:table-cell>
          <table:table-cell table:style-name="ce1" table:formula="of:=-( [.D$53]*LOG([.D$53]; 2)+[.D$54]*LOG([.D$54]; 2)+[.D$55]*LOG([.D$55]; 2)+[.D$56]*LOG([.D$56]; 2)+[.D$57]*LOG([.D$57]; 2) )*SUM([.D$53:.D$56])" office:value-type="float" office:value="0.708380237781868" calcext:value-type="float">
            <text:p>0.708380</text:p>
          </table:table-cell>
          <table:table-cell table:style-name="ce1" table:formula="of:=-( [.E$53]*LOG([.E$53]; 2)+[.E$54]*LOG([.E$54]; 2)+[.E$55]*LOG([.E$55]; 2)+[.E$56]*LOG([.E$56]; 2)+[.E$57]*LOG([.E$57]; 2) )*SUM([.E$53:.E$56])" office:value-type="float" office:value="0.0128916875632966" calcext:value-type="float">
            <text:p>0.012892</text:p>
          </table:table-cell>
          <table:table-cell table:style-name="ce1" table:formula="of:=-( [.F$53]*LOG([.F$53]; 2)+[.F$54]*LOG([.F$54]; 2)+[.F$55]*LOG([.F$55]; 2)+[.F$56]*LOG([.F$56]; 2)+[.F$57]*LOG([.F$57]; 2) )*SUM([.F$53:.F$56])" office:value-type="float" office:value="0.000000000000199315685693242" calcext:value-type="float">
            <text:p>0.000000</text:p>
          </table:table-cell>
          <table:table-cell table:style-name="ce1" table:formula="of:=-( [.G$53]*LOG([.G$53]; 2)+[.G$54]*LOG([.G$54]; 2)+[.G$55]*LOG([.G$55]; 2)+[.G$56]*LOG([.G$56]; 2)+[.G$57]*LOG([.G$57]; 2) )*SUM([.G$53:.G$56])" office:value-type="float" office:value="1.00000000000015" calcext:value-type="float">
            <text:p>1.000000</text:p>
          </table:table-cell>
          <table:table-cell table:style-name="ce1" table:formula="of:=-( [.H$53]*LOG([.H$53]; 2)+[.H$54]*LOG([.H$54]; 2)+[.H$55]*LOG([.H$55]; 2)+[.H$56]*LOG([.H$56]; 2)+[.H$57]*LOG([.H$57]; 2) )*SUM([.H$53:.H$56])" office:value-type="float" office:value="0.184385618977495" calcext:value-type="float">
            <text:p>0.184386</text:p>
          </table:table-cell>
          <table:table-cell table:number-columns-repeated="5"/>
          <table:table-cell table:style-name="ce1" table:number-columns-repeated="6"/>
        </table:table-row>
        <table:table-row table:style-name="ro2">
          <table:table-cell/>
          <table:table-cell office:value-type="string" calcext:value-type="string">
            <text:p>normalized</text:p>
          </table:table-cell>
          <table:table-cell table:style-name="ce1" table:formula="of:=-( [.C$53]*LOG([.C$53]; 2)+[.C$54]*LOG([.C$54]; 2)+[.C$55]*LOG([.C$55]; 2)+[.C$56]*LOG([.C$56]; 2) )/(LOG(4;2))" office:value-type="float" office:value="1" calcext:value-type="float">
            <text:p>1.000000</text:p>
          </table:table-cell>
          <table:table-cell table:style-name="ce1" table:formula="of:=-( [.D$53]*LOG([.D$53]; 2)+[.D$54]*LOG([.D$54]; 2)+[.D$55]*LOG([.D$55]; 2)+[.D$56]*LOG([.D$56]; 2) )/(LOG(4;2))" office:value-type="float" office:value="0.664385618977472" calcext:value-type="float">
            <text:p>0.664386</text:p>
          </table:table-cell>
          <table:table-cell table:style-name="ce1" table:formula="of:=-( [.E$53]*LOG([.E$53]; 2)+[.E$54]*LOG([.E$54]; 2)+[.E$55]*LOG([.E$55]; 2)+[.E$56]*LOG([.E$56]; 2) )/(LOG(4;2))" office:value-type="float" office:value="0.132877123795494" calcext:value-type="float">
            <text:p>0.132877</text:p>
          </table:table-cell>
          <table:table-cell table:style-name="ce1" table:formula="of:=-( [.F$53]*LOG([.F$53]; 2)+[.F$54]*LOG([.F$54]; 2)+[.F$55]*LOG([.F$55]; 2)+[.F$56]*LOG([.F$56]; 2) )/(LOG(4;2))" office:value-type="float" office:value="0.0000000000000747433821349657" calcext:value-type="float">
            <text:p>0.000000</text:p>
          </table:table-cell>
          <table:table-cell table:style-name="ce1" table:formula="of:=-( [.G$53]*LOG([.G$53]; 2)+[.G$54]*LOG([.G$54]; 2)+[.G$55]*LOG([.G$55]; 2)+[.G$56]*LOG([.G$56]; 2) )/(LOG(4;2))" office:value-type="float" office:value="0.50000000000005" calcext:value-type="float">
            <text:p>0.500000</text:p>
          </table:table-cell>
          <table:table-cell table:style-name="ce1" table:formula="of:=-( [.H$53]*LOG([.H$53]; 2)+[.H$54]*LOG([.H$54]; 2)+[.H$55]*LOG([.H$55]; 2)+[.H$56]*LOG([.H$56]; 2) )/(LOG(4;2))" office:value-type="float" office:value="0.332192809488786" calcext:value-type="float">
            <text:p>0.332193</text:p>
          </table:table-cell>
          <table:table-cell table:number-columns-repeated="5"/>
          <table:table-cell table:style-name="ce1" table:number-columns-repeated="6"/>
        </table:table-row>
        <table:table-row table:style-name="ro2">
          <table:table-cell/>
          <table:table-cell office:value-type="string" calcext:value-type="string">
            <text:p>normalized + add gap</text:p>
          </table:table-cell>
          <table:table-cell table:style-name="ce1" table:formula="of:=-( [.C$53]*LOG([.C$53]; 2)+[.C$54]*LOG([.C$54]; 2)+[.C$55]*LOG([.C$55]; 2)+[.C$56]*LOG([.C$56]; 2)+[.C$57]*LOG([.C$57]; 2) )/(LOG(5;2))" office:value-type="float" office:value="0.861353116146807" calcext:value-type="float">
            <text:p>0.861353</text:p>
          </table:table-cell>
          <table:table-cell table:style-name="ce1" table:formula="of:=-( [.D$53]*LOG([.D$53]; 2)+[.D$54]*LOG([.D$54]; 2)+[.D$55]*LOG([.D$55]; 2)+[.D$56]*LOG([.D$56]; 2)+[.D$57]*LOG([.D$57]; 2) )/(LOG(5;2))" office:value-type="float" office:value="0.762706906537766" calcext:value-type="float">
            <text:p>0.762707</text:p>
          </table:table-cell>
          <table:table-cell table:style-name="ce1" table:formula="of:=-( [.E$53]*LOG([.E$53]; 2)+[.E$54]*LOG([.E$54]; 2)+[.E$55]*LOG([.E$55]; 2)+[.E$56]*LOG([.E$56]; 2)+[.E$57]*LOG([.E$57]; 2) )/(LOG(5;2))" office:value-type="float" office:value="0.138803690687954" calcext:value-type="float">
            <text:p>0.138804</text:p>
          </table:table-cell>
          <table:table-cell table:style-name="ce1" table:formula="of:=-( [.F$53]*LOG([.F$53]; 2)+[.F$54]*LOG([.F$54]; 2)+[.F$55]*LOG([.F$55]; 2)+[.F$56]*LOG([.F$56]; 2)+[.F$57]*LOG([.F$57]; 2) )/(LOG(5;2))" office:value-type="float" office:value="0.0000000000000858405934844036" calcext:value-type="float">
            <text:p>0.000000</text:p>
          </table:table-cell>
          <table:table-cell table:style-name="ce1" table:formula="of:=-( [.G$53]*LOG([.G$53]; 2)+[.G$54]*LOG([.G$54]; 2)+[.G$55]*LOG([.G$55]; 2)+[.G$56]*LOG([.G$56]; 2)+[.G$57]*LOG([.G$57]; 2) )/(LOG(5;2))" office:value-type="float" office:value="0.430676558073457" calcext:value-type="float">
            <text:p>0.430677</text:p>
          </table:table-cell>
          <table:table-cell table:style-name="ce1" table:formula="of:=-( [.H$53]*LOG([.H$53]; 2)+[.H$54]*LOG([.H$54]; 2)+[.H$55]*LOG([.H$55]; 2)+[.H$56]*LOG([.H$56]; 2)+[.H$57]*LOG([.H$57]; 2) )/(LOG(5;2))" office:value-type="float" office:value="0.397052818697294" calcext:value-type="float">
            <text:p>0.397053</text:p>
          </table:table-cell>
          <table:table-cell table:number-columns-repeated="5"/>
          <table:table-cell table:style-name="ce1" table:number-columns-repeated="6"/>
        </table:table-row>
        <table:table-row table:style-name="ro2">
          <table:table-cell/>
          <table:table-cell office:value-type="string" calcext:value-type="string">
            <text:p>normalized + weighted</text:p>
          </table:table-cell>
          <table:table-cell table:style-name="ce1" table:formula="of:=-( [.C$53]*LOG([.C$53]; 2)+[.C$54]*LOG([.C$54]; 2)+[.C$55]*LOG([.C$55]; 2)+[.C$56]*LOG([.C$56]; 2) )*SUM([.C$53:.C$56])/(LOG(4;2))" office:value-type="float" office:value="1" calcext:value-type="float">
            <text:p>1.000000</text:p>
          </table:table-cell>
          <table:table-cell table:style-name="ce1" table:formula="of:=-( [.D$53]*LOG([.D$53]; 2)+[.D$54]*LOG([.D$54]; 2)+[.D$55]*LOG([.D$55]; 2)+[.D$56]*LOG([.D$56]; 2) )*SUM([.D$53:.D$56])/(LOG(4;2))" office:value-type="float" office:value="0.265754247590989" calcext:value-type="float">
            <text:p>0.265754</text:p>
          </table:table-cell>
          <table:table-cell table:style-name="ce1" table:formula="of:=-( [.E$53]*LOG([.E$53]; 2)+[.E$54]*LOG([.E$54]; 2)+[.E$55]*LOG([.E$55]; 2)+[.E$56]*LOG([.E$56]; 2) )*SUM([.E$53:.E$56])/(LOG(4;2))" office:value-type="float" office:value="0.00531508495181978" calcext:value-type="float">
            <text:p>0.005315</text:p>
          </table:table-cell>
          <table:table-cell table:style-name="ce1" table:formula="of:=-( [.F$53]*LOG([.F$53]; 2)+[.F$54]*LOG([.F$54]; 2)+[.F$55]*LOG([.F$55]; 2)+[.F$56]*LOG([.F$56]; 2) )*SUM([.F$53:.F$56])/(LOG(4;2))" office:value-type="float" office:value="0.0000000000000747433821349659" calcext:value-type="float">
            <text:p>0.000000</text:p>
          </table:table-cell>
          <table:table-cell table:style-name="ce1" table:formula="of:=-( [.G$53]*LOG([.G$53]; 2)+[.G$54]*LOG([.G$54]; 2)+[.G$55]*LOG([.G$55]; 2)+[.G$56]*LOG([.G$56]; 2) )*SUM([.G$53:.G$56])/(LOG(4;2))" office:value-type="float" office:value="0.500000000000051" calcext:value-type="float">
            <text:p>0.500000</text:p>
          </table:table-cell>
          <table:table-cell table:style-name="ce1" table:formula="of:=-( [.H$53]*LOG([.H$53]; 2)+[.H$54]*LOG([.H$54]; 2)+[.H$55]*LOG([.H$55]; 2)+[.H$56]*LOG([.H$56]; 2) )*SUM([.H$53:.H$56])/(LOG(4;2))" office:value-type="float" office:value="0.0664385618977579" calcext:value-type="float">
            <text:p>0.06643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normalized + add gap + weighted</text:p>
          </table:table-cell>
          <table:table-cell table:style-name="ce1" table:formula="of:=-( [.C$53]*LOG([.C$53]; 2)+[.C$54]*LOG([.C$54]; 2)+[.C$55]*LOG([.C$55]; 2)+[.C$56]*LOG([.C$56]; 2)+[.C$57]*LOG([.C$57]; 2) )*SUM([.C$53:.C$56])/(LOG(5;2))" office:value-type="float" office:value="0.861353116146807" calcext:value-type="float">
            <text:p>0.861353</text:p>
          </table:table-cell>
          <table:table-cell table:style-name="ce1" table:formula="of:=-( [.D$53]*LOG([.D$53]; 2)+[.D$54]*LOG([.D$54]; 2)+[.D$55]*LOG([.D$55]; 2)+[.D$56]*LOG([.D$56]; 2)+[.D$57]*LOG([.D$57]; 2) )*SUM([.D$53:.D$56])/(LOG(5;2))" office:value-type="float" office:value="0.305082762615106" calcext:value-type="float">
            <text:p>0.305083</text:p>
          </table:table-cell>
          <table:table-cell table:style-name="ce1" table:formula="of:=-( [.E$53]*LOG([.E$53]; 2)+[.E$54]*LOG([.E$54]; 2)+[.E$55]*LOG([.E$55]; 2)+[.E$56]*LOG([.E$56]; 2)+[.E$57]*LOG([.E$57]; 2) )*SUM([.E$53:.E$56])/(LOG(5;2))" office:value-type="float" office:value="0.00555214762751815" calcext:value-type="float">
            <text:p>0.005552</text:p>
          </table:table-cell>
          <table:table-cell table:style-name="ce1" table:formula="of:=-( [.F$53]*LOG([.F$53]; 2)+[.F$54]*LOG([.F$54]; 2)+[.F$55]*LOG([.F$55]; 2)+[.F$56]*LOG([.F$56]; 2)+[.F$57]*LOG([.F$57]; 2) )*SUM([.F$53:.F$56])/(LOG(5;2))" office:value-type="float" office:value="0.0000000000000858405934844039" calcext:value-type="float">
            <text:p>0.000000</text:p>
          </table:table-cell>
          <table:table-cell table:style-name="ce1" table:formula="of:=-( [.G$53]*LOG([.G$53]; 2)+[.G$54]*LOG([.G$54]; 2)+[.G$55]*LOG([.G$55]; 2)+[.G$56]*LOG([.G$56]; 2)+[.G$57]*LOG([.G$57]; 2) )*SUM([.G$53:.G$56])/(LOG(5;2))" office:value-type="float" office:value="0.430676558073458" calcext:value-type="float">
            <text:p>0.430677</text:p>
          </table:table-cell>
          <table:table-cell table:style-name="ce1" table:formula="of:=-( [.H$53]*LOG([.H$53]; 2)+[.H$54]*LOG([.H$54]; 2)+[.H$55]*LOG([.H$55]; 2)+[.H$56]*LOG([.H$56]; 2)+[.H$57]*LOG([.H$57]; 2) )*SUM([.H$53:.H$56])/(LOG(5;2))" office:value-type="float" office:value="0.0794105637394595" calcext:value-type="float">
            <text:p>0.079411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table:number-columns-repeated="6"/>
          <table:table-cell table:number-columns-repeated="11"/>
        </table:table-row>
        <table:table-row table:style-name="ro2">
          <table:table-cell office:value-type="string" calcext:value-type="string">
            <text:p>pre-scaled</text:p>
          </table:table-cell>
          <table:table-cell office:value-type="string" calcext:value-type="string">
            <text:p>default</text:p>
          </table:table-cell>
          <table:table-cell table:style-name="ce1" table:formula="of:=-( [.C$53]*LOG([.C$53]/[.C$52]; 2)+[.C$54]*LOG([.C$54]/[.C$52]; 2)+[.C$55]*LOG([.C$55]/[.C$52]; 2)+[.C$56]*LOG([.C$56]/[.C$52]; 2) )/[.C$52]" office:value-type="float" office:value="2" calcext:value-type="float">
            <text:p>2.000000</text:p>
          </table:table-cell>
          <table:table-cell table:style-name="ce1" table:formula="of:=-( [.D$53]*LOG([.D$53]/[.D$52]; 2)+[.D$54]*LOG([.D$54]/[.D$52]; 2)+[.D$55]*LOG([.D$55]/[.D$52]; 2)+[.D$56]*LOG([.D$56]/[.D$52]; 2) )/[.D$52]" office:value-type="float" office:value="2" calcext:value-type="float">
            <text:p>2.000000</text:p>
          </table:table-cell>
          <table:table-cell table:style-name="ce1" table:formula="of:=-( [.E$53]*LOG([.E$53]/[.E$52]; 2)+[.E$54]*LOG([.E$54]/[.E$52]; 2)+[.E$55]*LOG([.E$55]/[.E$52]; 2)+[.E$56]*LOG([.E$56]/[.E$52]; 2) )/[.E$52]" office:value-type="float" office:value="2" calcext:value-type="float">
            <text:p>2.000000</text:p>
          </table:table-cell>
          <table:table-cell table:style-name="ce1" table:formula="of:=-( [.F$53]*LOG([.F$53]/[.F$52]; 2)+[.F$54]*LOG([.F$54]/[.F$52]; 2)+[.F$55]*LOG([.F$55]/[.F$52]; 2)+[.F$56]*LOG([.F$56]/[.F$52]; 2) )/[.F$52]" office:value-type="float" office:value="0.000000000000154291904025653" calcext:value-type="float">
            <text:p>0.000000</text:p>
          </table:table-cell>
          <table:table-cell table:style-name="ce1" table:formula="of:=-( [.G$53]*LOG([.G$53]/[.G$52]; 2)+[.G$54]*LOG([.G$54]/[.G$52]; 2)+[.G$55]*LOG([.G$55]/[.G$52]; 2)+[.G$56]*LOG([.G$56]/[.G$52]; 2) )/[.G$52]" office:value-type="float" office:value="1.0000000000001" calcext:value-type="float">
            <text:p>1.000000</text:p>
          </table:table-cell>
          <table:table-cell table:style-name="ce1" table:formula="of:=-( [.H$53]*LOG([.H$53]/[.H$52]; 2)+[.H$54]*LOG([.H$54]/[.H$52]; 2)+[.H$55]*LOG([.H$55]/[.H$52]; 2)+[.H$56]*LOG([.H$56]/[.H$52]; 2) )/[.H$52]" office:value-type="float" office:value="1.00000000000048" calcext:value-type="float">
            <text:p>1.00000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dd gap</text:p>
          </table:table-cell>
          <table:table-cell table:style-name="ce1" table:formula="of:=-( [.C$53]*LOG([.C$53]/[.C$52]; 2)+[.C$54]*LOG([.C$54]/[.C$52]; 2)+[.C$55]*LOG([.C$55]/[.C$52]; 2)+[.C$56]*LOG([.C$56]/[.C$52]; 2)+[.C$57]*LOG([.C$57]; 2) )/[.C$52]" office:value-type="float" office:value="2.00000000000005" calcext:value-type="float">
            <text:p>2.000000</text:p>
          </table:table-cell>
          <table:table-cell table:style-name="ce1" table:formula="of:=-( [.D$53]*LOG([.D$53]/[.D$52]; 2)+[.D$54]*LOG([.D$54]/[.D$52]; 2)+[.D$55]*LOG([.D$55]/[.D$52]; 2)+[.D$56]*LOG([.D$56]/[.D$52]; 2)+[.D$57]*LOG([.D$57]; 2) )/[.D$52]" office:value-type="float" office:value="3.10544839124931" calcext:value-type="float">
            <text:p>3.105448</text:p>
          </table:table-cell>
          <table:table-cell table:style-name="ce1" table:formula="of:=-( [.E$53]*LOG([.E$53]/[.E$52]; 2)+[.E$54]*LOG([.E$54]/[.E$52]; 2)+[.E$55]*LOG([.E$55]/[.E$52]; 2)+[.E$56]*LOG([.E$56]/[.E$52]; 2)+[.E$57]*LOG([.E$57]; 2) )/[.E$52]" office:value-type="float" office:value="3.41344853728565" calcext:value-type="float">
            <text:p>3.413449</text:p>
          </table:table-cell>
          <table:table-cell table:style-name="ce1" table:formula="of:=-( [.F$53]*LOG([.F$53]/[.F$52]; 2)+[.F$54]*LOG([.F$54]/[.F$52]; 2)+[.F$55]*LOG([.F$55]/[.F$52]; 2)+[.F$56]*LOG([.F$56]/[.F$52]; 2)+[.F$57]*LOG([.F$57]; 2) )/[.F$52]" office:value-type="float" office:value="0.000000000000204120825448963" calcext:value-type="float">
            <text:p>0.000000</text:p>
          </table:table-cell>
          <table:table-cell table:style-name="ce1" table:formula="of:=-( [.G$53]*LOG([.G$53]/[.G$52]; 2)+[.G$54]*LOG([.G$54]/[.G$52]; 2)+[.G$55]*LOG([.G$55]/[.G$52]; 2)+[.G$56]*LOG([.G$56]/[.G$52]; 2)+[.G$57]*LOG([.G$57]; 2) )/[.G$52]" office:value-type="float" office:value="1.00000000000015" calcext:value-type="float">
            <text:p>1.000000</text:p>
          </table:table-cell>
          <table:table-cell table:style-name="ce1" table:formula="of:=-( [.H$53]*LOG([.H$53]/[.H$52]; 2)+[.H$54]*LOG([.H$54]/[.H$52]; 2)+[.H$55]*LOG([.H$55]/[.H$52]; 2)+[.H$56]*LOG([.H$56]/[.H$52]; 2)+[.H$57]*LOG([.H$57]; 2) )/[.H$52]" office:value-type="float" office:value="2.28771237954993" calcext:value-type="float">
            <text:p>2.28771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weighted</text:p>
          </table:table-cell>
          <table:table-cell table:style-name="ce1" table:formula="of:=-( [.C$53]*LOG([.C$53]/[.C$52]; 2)+[.C$54]*LOG([.C$54]/[.C$52]; 2)+[.C$55]*LOG([.C$55]/[.C$52]; 2)+[.C$56]*LOG([.C$56]/[.C$52]; 2) )*SUM([.C$53:.C$56])/[.C$52]" office:value-type="float" office:value="2" calcext:value-type="float">
            <text:p>2.000000</text:p>
          </table:table-cell>
          <table:table-cell table:style-name="ce1" table:formula="of:=-( [.D$53]*LOG([.D$53]/[.D$52]; 2)+[.D$54]*LOG([.D$54]/[.D$52]; 2)+[.D$55]*LOG([.D$55]/[.D$52]; 2)+[.D$56]*LOG([.D$56]/[.D$52]; 2) )*SUM([.D$53:.D$56])/[.D$52]" office:value-type="float" office:value="0.8" calcext:value-type="float">
            <text:p>0.800000</text:p>
          </table:table-cell>
          <table:table-cell table:style-name="ce1" table:formula="of:=-( [.E$53]*LOG([.E$53]/[.E$52]; 2)+[.E$54]*LOG([.E$54]/[.E$52]; 2)+[.E$55]*LOG([.E$55]/[.E$52]; 2)+[.E$56]*LOG([.E$56]/[.E$52]; 2) )*SUM([.E$53:.E$56])/[.E$52]" office:value-type="float" office:value="0.08" calcext:value-type="float">
            <text:p>0.080000</text:p>
          </table:table-cell>
          <table:table-cell table:style-name="ce1" table:formula="of:=-( [.F$53]*LOG([.F$53]/[.F$52]; 2)+[.F$54]*LOG([.F$54]/[.F$52]; 2)+[.F$55]*LOG([.F$55]/[.F$52]; 2)+[.F$56]*LOG([.F$56]/[.F$52]; 2) )*SUM([.F$53:.F$56])/[.F$52]" office:value-type="float" office:value="0.000000000000154291904025654" calcext:value-type="float">
            <text:p>0.000000</text:p>
          </table:table-cell>
          <table:table-cell table:style-name="ce1" table:formula="of:=-( [.G$53]*LOG([.G$53]/[.G$52]; 2)+[.G$54]*LOG([.G$54]/[.G$52]; 2)+[.G$55]*LOG([.G$55]/[.G$52]; 2)+[.G$56]*LOG([.G$56]/[.G$52]; 2) )*SUM([.G$53:.G$56])/[.G$52]" office:value-type="float" office:value="1.0000000000001" calcext:value-type="float">
            <text:p>1.000000</text:p>
          </table:table-cell>
          <table:table-cell table:style-name="ce1" table:formula="of:=-( [.H$53]*LOG([.H$53]/[.H$52]; 2)+[.H$54]*LOG([.H$54]/[.H$52]; 2)+[.H$55]*LOG([.H$55]/[.H$52]; 2)+[.H$56]*LOG([.H$56]/[.H$52]; 2) )*SUM([.H$53:.H$56])/[.H$52]" office:value-type="float" office:value="0.200000000000098" calcext:value-type="float">
            <text:p>0.20000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dd gap + weighted</text:p>
          </table:table-cell>
          <table:table-cell table:style-name="ce1" table:formula="of:=-( [.C$53]*LOG([.C$53]/[.C$52]; 2)+[.C$54]*LOG([.C$54]/[.C$52]; 2)+[.C$55]*LOG([.C$55]/[.C$52]; 2)+[.C$56]*LOG([.C$56]/[.C$52]; 2)+[.C$57]*LOG([.C$57]; 2) )*SUM([.C$53:.C$56])/[.C$52]" office:value-type="float" office:value="2.00000000000005" calcext:value-type="float">
            <text:p>2.000000</text:p>
          </table:table-cell>
          <table:table-cell table:style-name="ce1" table:formula="of:=-( [.D$53]*LOG([.D$53]/[.D$52]; 2)+[.D$54]*LOG([.D$54]/[.D$52]; 2)+[.D$55]*LOG([.D$55]/[.D$52]; 2)+[.D$56]*LOG([.D$56]/[.D$52]; 2)+[.D$57]*LOG([.D$57]; 2) )*SUM([.D$53:.D$56])/[.D$52]" office:value-type="float" office:value="1.24217935649972" calcext:value-type="float">
            <text:p>1.242179</text:p>
          </table:table-cell>
          <table:table-cell table:style-name="ce1" table:formula="of:=-( [.E$53]*LOG([.E$53]/[.E$52]; 2)+[.E$54]*LOG([.E$54]/[.E$52]; 2)+[.E$55]*LOG([.E$55]/[.E$52]; 2)+[.E$56]*LOG([.E$56]/[.E$52]; 2)+[.E$57]*LOG([.E$57]; 2) )*SUM([.E$53:.E$56])/[.E$52]" office:value-type="float" office:value="0.136537941491426" calcext:value-type="float">
            <text:p>0.136538</text:p>
          </table:table-cell>
          <table:table-cell table:style-name="ce1" table:formula="of:=-( [.F$53]*LOG([.F$53]/[.F$52]; 2)+[.F$54]*LOG([.F$54]/[.F$52]; 2)+[.F$55]*LOG([.F$55]/[.F$52]; 2)+[.F$56]*LOG([.F$56]/[.F$52]; 2)+[.F$57]*LOG([.F$57]; 2) )*SUM([.F$53:.F$56])/[.F$52]" office:value-type="float" office:value="0.000000000000204120825448964" calcext:value-type="float">
            <text:p>0.000000</text:p>
          </table:table-cell>
          <table:table-cell table:style-name="ce1" table:formula="of:=-( [.G$53]*LOG([.G$53]/[.G$52]; 2)+[.G$54]*LOG([.G$54]/[.G$52]; 2)+[.G$55]*LOG([.G$55]/[.G$52]; 2)+[.G$56]*LOG([.G$56]/[.G$52]; 2)+[.G$57]*LOG([.G$57]; 2) )*SUM([.G$53:.G$56])/[.G$52]" office:value-type="float" office:value="1.00000000000015" calcext:value-type="float">
            <text:p>1.000000</text:p>
          </table:table-cell>
          <table:table-cell table:style-name="ce1" table:formula="of:=-( [.H$53]*LOG([.H$53]/[.H$52]; 2)+[.H$54]*LOG([.H$54]/[.H$52]; 2)+[.H$55]*LOG([.H$55]/[.H$52]; 2)+[.H$56]*LOG([.H$56]/[.H$52]; 2)+[.H$57]*LOG([.H$57]; 2) )*SUM([.H$53:.H$56])/[.H$52]" office:value-type="float" office:value="0.45754247590999" calcext:value-type="float">
            <text:p>0.45754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normalized</text:p>
          </table:table-cell>
          <table:table-cell table:style-name="ce1" table:formula="of:=-( [.C$53]*LOG([.C$53]/[.C$52]; 2)+[.C$54]*LOG([.C$54]/[.C$52]; 2)+[.C$55]*LOG([.C$55]/[.C$52]; 2)+[.C$56]*LOG([.C$56]/[.C$52]; 2) )/(LOG(4;2))/[.C$52]" office:value-type="float" office:value="1" calcext:value-type="float">
            <text:p>1.000000</text:p>
          </table:table-cell>
          <table:table-cell table:style-name="ce1" table:formula="of:=-( [.D$53]*LOG([.D$53]/[.D$52]; 2)+[.D$54]*LOG([.D$54]/[.D$52]; 2)+[.D$55]*LOG([.D$55]/[.D$52]; 2)+[.D$56]*LOG([.D$56]/[.D$52]; 2) )/(LOG(4;2))/[.D$52]" office:value-type="float" office:value="1" calcext:value-type="float">
            <text:p>1.000000</text:p>
          </table:table-cell>
          <table:table-cell table:style-name="ce1" table:formula="of:=-( [.E$53]*LOG([.E$53]/[.E$52]; 2)+[.E$54]*LOG([.E$54]/[.E$52]; 2)+[.E$55]*LOG([.E$55]/[.E$52]; 2)+[.E$56]*LOG([.E$56]/[.E$52]; 2) )/(LOG(4;2))/[.E$52]" office:value-type="float" office:value="1" calcext:value-type="float">
            <text:p>1.000000</text:p>
          </table:table-cell>
          <table:table-cell table:style-name="ce1" table:formula="of:=-( [.F$53]*LOG([.F$53]/[.F$52]; 2)+[.F$54]*LOG([.F$54]/[.F$52]; 2)+[.F$55]*LOG([.F$55]/[.F$52]; 2)+[.F$56]*LOG([.F$56]/[.F$52]; 2) )/(LOG(4;2))/[.F$52]" office:value-type="float" office:value="0.0000000000000771459520128266" calcext:value-type="float">
            <text:p>0.000000</text:p>
          </table:table-cell>
          <table:table-cell table:style-name="ce1" table:formula="of:=-( [.G$53]*LOG([.G$53]/[.G$52]; 2)+[.G$54]*LOG([.G$54]/[.G$52]; 2)+[.G$55]*LOG([.G$55]/[.G$52]; 2)+[.G$56]*LOG([.G$56]/[.G$52]; 2) )/(LOG(4;2))/[.G$52]" office:value-type="float" office:value="0.50000000000005" calcext:value-type="float">
            <text:p>0.500000</text:p>
          </table:table-cell>
          <table:table-cell table:style-name="ce1" table:formula="of:=-( [.H$53]*LOG([.H$53]/[.H$52]; 2)+[.H$54]*LOG([.H$54]/[.H$52]; 2)+[.H$55]*LOG([.H$55]/[.H$52]; 2)+[.H$56]*LOG([.H$56]/[.H$52]; 2) )/(LOG(4;2))/[.H$52]" office:value-type="float" office:value="0.50000000000024" calcext:value-type="float">
            <text:p>0.50000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normalized + add gap</text:p>
          </table:table-cell>
          <table:table-cell table:style-name="ce1" table:formula="of:=-( [.C$53]*LOG([.C$53]/[.C$52]; 2)+[.C$54]*LOG([.C$54]/[.C$52]; 2)+[.C$55]*LOG([.C$55]/[.C$52]; 2)+[.C$56]*LOG([.C$56]/[.C$52]; 2)+[.C$57]*LOG([.C$57]; 2) )/(LOG(5;2))/[.C$52]" office:value-type="float" office:value="0.861353116146807" calcext:value-type="float">
            <text:p>0.861353</text:p>
          </table:table-cell>
          <table:table-cell table:style-name="ce1" table:formula="of:=-( [.D$53]*LOG([.D$53]/[.D$52]; 2)+[.D$54]*LOG([.D$54]/[.D$52]; 2)+[.D$55]*LOG([.D$55]/[.D$52]; 2)+[.D$56]*LOG([.D$56]/[.D$52]; 2)+[.D$57]*LOG([.D$57]; 2) )/(LOG(5;2))/[.D$52]" office:value-type="float" office:value="1.33744382441781" calcext:value-type="float">
            <text:p>1.337444</text:p>
          </table:table-cell>
          <table:table-cell table:style-name="ce1" table:formula="of:=-( [.E$53]*LOG([.E$53]/[.E$52]; 2)+[.E$54]*LOG([.E$54]/[.E$52]; 2)+[.E$55]*LOG([.E$55]/[.E$52]; 2)+[.E$56]*LOG([.E$56]/[.E$52]; 2)+[.E$57]*LOG([.E$57]; 2) )/(LOG(5;2))/[.E$52]" office:value-type="float" office:value="1.47009226719884" calcext:value-type="float">
            <text:p>1.470092</text:p>
          </table:table-cell>
          <table:table-cell table:style-name="ce1" table:formula="of:=-( [.F$53]*LOG([.F$53]/[.F$52]; 2)+[.F$54]*LOG([.F$54]/[.F$52]; 2)+[.F$55]*LOG([.F$55]/[.F$52]; 2)+[.F$56]*LOG([.F$56]/[.F$52]; 2)+[.F$57]*LOG([.F$57]; 2) )/(LOG(5;2))/[.F$52]" office:value-type="float" office:value="0.0000000000000879100545354595" calcext:value-type="float">
            <text:p>0.000000</text:p>
          </table:table-cell>
          <table:table-cell table:style-name="ce1" table:formula="of:=-( [.G$53]*LOG([.G$53]/[.G$52]; 2)+[.G$54]*LOG([.G$54]/[.G$52]; 2)+[.G$55]*LOG([.G$55]/[.G$52]; 2)+[.G$56]*LOG([.G$56]/[.G$52]; 2)+[.G$57]*LOG([.G$57]; 2) )/(LOG(5;2))/[.G$52]" office:value-type="float" office:value="0.430676558073458" calcext:value-type="float">
            <text:p>0.430677</text:p>
          </table:table-cell>
          <table:table-cell table:style-name="ce1" table:formula="of:=-( [.H$53]*LOG([.H$53]/[.H$52]; 2)+[.H$54]*LOG([.H$54]/[.H$52]; 2)+[.H$55]*LOG([.H$55]/[.H$52]; 2)+[.H$56]*LOG([.H$56]/[.H$52]; 2)+[.H$57]*LOG([.H$57]; 2) )/(LOG(5;2))/[.H$52]" office:value-type="float" office:value="0.985264093486454" calcext:value-type="float">
            <text:p>0.98526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normalized + weighted</text:p>
          </table:table-cell>
          <table:table-cell table:style-name="ce1" table:formula="of:=-( [.C$53]*LOG([.C$53]/[.C$52]; 2)+[.C$54]*LOG([.C$54]/[.C$52]; 2)+[.C$55]*LOG([.C$55]/[.C$52]; 2)+[.C$56]*LOG([.C$56]/[.C$52]; 2) )*SUM([.C$53:.C$56])/(LOG(4;2))/[.C$52]" office:value-type="float" office:value="1" calcext:value-type="float">
            <text:p>1.000000</text:p>
          </table:table-cell>
          <table:table-cell table:style-name="ce1" table:formula="of:=-( [.D$53]*LOG([.D$53]/[.D$52]; 2)+[.D$54]*LOG([.D$54]/[.D$52]; 2)+[.D$55]*LOG([.D$55]/[.D$52]; 2)+[.D$56]*LOG([.D$56]/[.D$52]; 2) )*SUM([.D$53:.D$56])/(LOG(4;2))/[.D$52]" office:value-type="float" office:value="0.4" calcext:value-type="float">
            <text:p>0.400000</text:p>
          </table:table-cell>
          <table:table-cell table:style-name="ce1" table:formula="of:=-( [.E$53]*LOG([.E$53]/[.E$52]; 2)+[.E$54]*LOG([.E$54]/[.E$52]; 2)+[.E$55]*LOG([.E$55]/[.E$52]; 2)+[.E$56]*LOG([.E$56]/[.E$52]; 2) )*SUM([.E$53:.E$56])/(LOG(4;2))/[.E$52]" office:value-type="float" office:value="0.04" calcext:value-type="float">
            <text:p>0.040000</text:p>
          </table:table-cell>
          <table:table-cell table:style-name="ce1" table:formula="of:=-( [.F$53]*LOG([.F$53]/[.F$52]; 2)+[.F$54]*LOG([.F$54]/[.F$52]; 2)+[.F$55]*LOG([.F$55]/[.F$52]; 2)+[.F$56]*LOG([.F$56]/[.F$52]; 2) )*SUM([.F$53:.F$56])/(LOG(4;2))/[.F$52]" office:value-type="float" office:value="0.0000000000000771459520128269" calcext:value-type="float">
            <text:p>0.000000</text:p>
          </table:table-cell>
          <table:table-cell table:style-name="ce1" table:formula="of:=-( [.G$53]*LOG([.G$53]/[.G$52]; 2)+[.G$54]*LOG([.G$54]/[.G$52]; 2)+[.G$55]*LOG([.G$55]/[.G$52]; 2)+[.G$56]*LOG([.G$56]/[.G$52]; 2) )*SUM([.G$53:.G$56])/(LOG(4;2))/[.G$52]" office:value-type="float" office:value="0.500000000000051" calcext:value-type="float">
            <text:p>0.500000</text:p>
          </table:table-cell>
          <table:table-cell table:style-name="ce1" table:formula="of:=-( [.H$53]*LOG([.H$53]/[.H$52]; 2)+[.H$54]*LOG([.H$54]/[.H$52]; 2)+[.H$55]*LOG([.H$55]/[.H$52]; 2)+[.H$56]*LOG([.H$56]/[.H$52]; 2) )*SUM([.H$53:.H$56])/(LOG(4;2))/[.H$52]" office:value-type="float" office:value="0.100000000000049" calcext:value-type="float">
            <text:p>0.10000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normalized + add gap + weighted</text:p>
          </table:table-cell>
          <table:table-cell table:style-name="ce1" table:formula="of:=-( [.C$53]*LOG([.C$53]/[.C$52]; 2)+[.C$54]*LOG([.C$54]/[.C$52]; 2)+[.C$55]*LOG([.C$55]/[.C$52]; 2)+[.C$56]*LOG([.C$56]/[.C$52]; 2)+[.C$57]*LOG([.C$57]; 2) )*SUM([.C$53:.C$56])/(LOG(5;2))/[.C$52]" office:value-type="float" office:value="0.861353116146807" calcext:value-type="float">
            <text:p>0.861353</text:p>
          </table:table-cell>
          <table:table-cell table:style-name="ce1" table:formula="of:=-( [.D$53]*LOG([.D$53]/[.D$52]; 2)+[.D$54]*LOG([.D$54]/[.D$52]; 2)+[.D$55]*LOG([.D$55]/[.D$52]; 2)+[.D$56]*LOG([.D$56]/[.D$52]; 2)+[.D$57]*LOG([.D$57]; 2) )*SUM([.D$53:.D$56])/(LOG(5;2))/[.D$52]" office:value-type="float" office:value="0.534977529767123" calcext:value-type="float">
            <text:p>0.534978</text:p>
          </table:table-cell>
          <table:table-cell table:style-name="ce1" table:formula="of:=-( [.E$53]*LOG([.E$53]/[.E$52]; 2)+[.E$54]*LOG([.E$54]/[.E$52]; 2)+[.E$55]*LOG([.E$55]/[.E$52]; 2)+[.E$56]*LOG([.E$56]/[.E$52]; 2)+[.E$57]*LOG([.E$57]; 2) )*SUM([.E$53:.E$56])/(LOG(5;2))/[.E$52]" office:value-type="float" office:value="0.0588036906879536" calcext:value-type="float">
            <text:p>0.058804</text:p>
          </table:table-cell>
          <table:table-cell table:style-name="ce1" table:formula="of:=-( [.F$53]*LOG([.F$53]/[.F$52]; 2)+[.F$54]*LOG([.F$54]/[.F$52]; 2)+[.F$55]*LOG([.F$55]/[.F$52]; 2)+[.F$56]*LOG([.F$56]/[.F$52]; 2)+[.F$57]*LOG([.F$57]; 2) )*SUM([.F$53:.F$56])/(LOG(5;2))/[.F$52]" office:value-type="float" office:value="0.0000000000000879100545354598" calcext:value-type="float">
            <text:p>0.000000</text:p>
          </table:table-cell>
          <table:table-cell table:style-name="ce1" table:formula="of:=-( [.G$53]*LOG([.G$53]/[.G$52]; 2)+[.G$54]*LOG([.G$54]/[.G$52]; 2)+[.G$55]*LOG([.G$55]/[.G$52]; 2)+[.G$56]*LOG([.G$56]/[.G$52]; 2)+[.G$57]*LOG([.G$57]; 2) )*SUM([.G$53:.G$56])/(LOG(5;2))/[.G$52]" office:value-type="float" office:value="0.430676558073459" calcext:value-type="float">
            <text:p>0.430677</text:p>
          </table:table-cell>
          <table:table-cell table:style-name="ce1" table:formula="of:=-( [.H$53]*LOG([.H$53]/[.H$52]; 2)+[.H$54]*LOG([.H$54]/[.H$52]; 2)+[.H$55]*LOG([.H$55]/[.H$52]; 2)+[.H$56]*LOG([.H$56]/[.H$52]; 2)+[.H$57]*LOG([.H$57]; 2) )*SUM([.H$53:.H$56])/(LOG(5;2))/[.H$52]" office:value-type="float" office:value="0.197052818697293" calcext:value-type="float">
            <text:p>0.19705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15:04:09.963065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6-07-07T13:20:57.569996129</meta:creation-date>
    <dc:date>2018-09-10T15:23:21.754815416</dc:date>
    <dc:creator>Lucas Czech</dc:creator>
    <meta:editing-duration>P4DT41M14S</meta:editing-duration>
    <meta:editing-cycles>21</meta:editing-cycles>
    <meta:generator>LibreOffice/4.2.8.2$Linux_X86_64 LibreOffice_project/420m0$Build-2</meta:generator>
    <meta:document-statistic meta:table-count="1" meta:cell-count="2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66cc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49cm" svg:height="13.143cm" xlink:href=".." xlink:type="simple" chart:class="chart:bar" chart:style-name="ch1">
        <chart:legend chart:legend-position="end" svg:x="21.222cm" svg:y="5.208cm" style:legend-expansion="high" chart:style-name="ch2"/>
        <chart:plot-area chart:style-name="ch3" table:cell-range-address="Sheet1.A3:Sheet1.E10" chart:data-source-has-labels="row" svg:x="0.444cm" svg:y="0.262cm" svg:width="20.334cm" svg:height="12.619cm">
          <chartooo:coordinate-region svg:x="1.209cm" svg:y="0.476cm" svg:width="18.803cm" svg:height="11.7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A4:Sheet1.A10" chart:label-cell-address="Sheet1.A3:Sheet1.A3" chart:class="chart:bar">
            <chart:data-point chart:repeated="7"/>
          </chart:series>
          <chart:series chart:attached-axis="primary-y" chart:style-name="ch9" chart:values-cell-range-address="Sheet1.B4:Sheet1.B10" chart:label-cell-address="Sheet1.B3:Sheet1.B3" chart:class="chart:bar">
            <chart:data-point chart:repeated="7"/>
          </chart:series>
          <chart:series chart:attached-axis="primary-y" chart:style-name="ch10" chart:values-cell-range-address="Sheet1.C4:Sheet1.C10" chart:label-cell-address="Sheet1.C3:Sheet1.C3" chart:class="chart:bar">
            <chart:data-point chart:repeated="7"/>
          </chart:series>
          <chart:series chart:attached-axis="primary-y" chart:style-name="ch11" chart:values-cell-range-address="Sheet1.D4:Sheet1.D10" chart:label-cell-address="Sheet1.D3:Sheet1.D3" chart:class="chart:bar">
            <chart:data-point chart:repeated="7"/>
          </chart:series>
          <chart:series chart:attached-axis="secondary-y" chart:style-name="ch12" chart:values-cell-range-address="Sheet1.E4:Sheet1.E10" chart:label-cell-address="Sheet1.E3:Sheet1.E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A3:Sheet1.A3</svg:desc>
                </draw:g>
              </table:table-cell>
              <table:table-cell office:value-type="string">
                <text:p>C</text:p>
                <draw:g>
                  <svg:desc>Sheet1.B3:Sheet1.B3</svg:desc>
                </draw:g>
              </table:table-cell>
              <table:table-cell office:value-type="string">
                <text:p>G</text:p>
                <draw:g>
                  <svg:desc>Sheet1.C3:Sheet1.C3</svg:desc>
                </draw:g>
              </table:table-cell>
              <table:table-cell office:value-type="string">
                <text:p>T</text:p>
                <draw:g>
                  <svg:desc>Sheet1.D3:Sheet1.D3</svg:desc>
                </draw:g>
              </table:table-cell>
              <table:table-cell office:value-type="string">
                <text:p>H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10</svg:desc>
                </draw:g>
              </table:table-cell>
              <table:table-cell office:value-type="float" office:value="1E-015">
                <text:p>1E-015</text:p>
                <draw:g>
                  <svg:desc>Sheet1.B4:Sheet1.B10</svg:desc>
                </draw:g>
              </table:table-cell>
              <table:table-cell office:value-type="float" office:value="1E-015">
                <text:p>1E-015</text:p>
                <draw:g>
                  <svg:desc>Sheet1.C4:Sheet1.C10</svg:desc>
                </draw:g>
              </table:table-cell>
              <table:table-cell office:value-type="float" office:value="1E-015">
                <text:p>1E-015</text:p>
                <draw:g>
                  <svg:desc>Sheet1.D4:Sheet1.D10</svg:desc>
                </draw:g>
              </table:table-cell>
              <table:table-cell office:value-type="float" office:value="0.000000000000149486764269931">
                <text:p>0.000000000000149486764269931</text:p>
                <draw:g>
                  <svg:desc>Sheet1.E4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847584679824574">
                <text:p>0.847584679824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1.35677964944704">
                <text:p>1.35677964944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1.92192809488736">
                <text:p>1.9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E-015">
                <text:p>1E-015</text:p>
              </table:table-cell>
              <table:table-cell office:value-type="float" office:value="1E-015">
                <text:p>1E-015</text:p>
              </table:table-cell>
              <table:table-cell office:value-type="float" office:value="1.0000000000001">
                <text:p>1.00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0001">
                <text:p>0.0001</text:p>
              </table:table-cell>
              <table:table-cell office:value-type="float" office:value="1.58627703799941">
                <text:p>1.58627703799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interval-major="0.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2" chart:interval-major="0.4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403cm" svg:height="9.61cm" xlink:href=".." xlink:type="simple" chart:class="chart:bar" chart:style-name="ch1">
        <chart:legend chart:legend-position="end" svg:x="15.376cm" svg:y="3.442cm" style:legend-expansion="high" chart:style-name="ch2"/>
        <chart:plot-area chart:style-name="ch3" table:cell-range-address="Sheet1.A34:Sheet1.F42" chart:data-source-has-labels="both" svg:x="0.328cm" svg:y="0.192cm" svg:width="14.72cm" svg:height="9.226cm">
          <chartooo:coordinate-region svg:x="1.093cm" svg:y="0.405cm" svg:width="13.189cm" svg:height="8.339cm"/>
          <chart:axis chart:dimension="x" chart:name="primary-x" chart:style-name="ch4" chartooo:axis-type="auto">
            <chartooo:date-scale/>
            <chart:categories table:cell-range-address="Sheet1.A35:Sheet1.A4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35:Sheet1.B42" chart:label-cell-address="Sheet1.B34:Sheet1.B34" chart:class="chart:bar">
            <chart:data-point chart:repeated="8"/>
          </chart:series>
          <chart:series chart:attached-axis="primary-y" chart:style-name="ch9" chart:values-cell-range-address="Sheet1.C35:Sheet1.C42" chart:label-cell-address="Sheet1.C34:Sheet1.C34" chart:class="chart:bar">
            <chart:data-point chart:repeated="8"/>
          </chart:series>
          <chart:series chart:attached-axis="primary-y" chart:style-name="ch10" chart:values-cell-range-address="Sheet1.D35:Sheet1.D42" chart:label-cell-address="Sheet1.D34:Sheet1.D34" chart:class="chart:bar">
            <chart:data-point chart:repeated="8"/>
          </chart:series>
          <chart:series chart:attached-axis="primary-y" chart:style-name="ch11" chart:values-cell-range-address="Sheet1.E35:Sheet1.E42" chart:label-cell-address="Sheet1.E34:Sheet1.E34" chart:class="chart:bar">
            <chart:data-point chart:repeated="8"/>
          </chart:series>
          <chart:series chart:attached-axis="secondary-y" chart:style-name="ch12" chart:values-cell-range-address="Sheet1.F35:Sheet1.F42" chart:label-cell-address="Sheet1.F34:Sheet1.F34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Sheet1.B34:Sheet1.B34</svg:desc>
                </draw:g>
              </table:table-cell>
              <table:table-cell office:value-type="string">
                <text:p>T</text:p>
                <draw:g>
                  <svg:desc>Sheet1.C34:Sheet1.C34</svg:desc>
                </draw:g>
              </table:table-cell>
              <table:table-cell office:value-type="string">
                <text:p>A</text:p>
                <draw:g>
                  <svg:desc>Sheet1.D34:Sheet1.D34</svg:desc>
                </draw:g>
              </table:table-cell>
              <table:table-cell office:value-type="string">
                <text:p>C</text:p>
                <draw:g>
                  <svg:desc>Sheet1.E34:Sheet1.E34</svg:desc>
                </draw:g>
              </table:table-cell>
              <table:table-cell office:value-type="string">
                <text:p>H</text:p>
                <draw:g>
                  <svg:desc>Sheet1.F34:Sheet1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a)</text:p>
                <draw:g>
                  <svg:desc>Sheet1.A35:Sheet1.A42</svg:desc>
                </draw:g>
              </table:table-cell>
              <table:table-cell office:value-type="float" office:value="1">
                <text:p>1</text:p>
                <draw:g>
                  <svg:desc>Sheet1.B35:Sheet1.B42</svg:desc>
                </draw:g>
              </table:table-cell>
              <table:table-cell office:value-type="float" office:value="1E-015">
                <text:p>1E-015</text:p>
                <draw:g>
                  <svg:desc>Sheet1.C35:Sheet1.C42</svg:desc>
                </draw:g>
              </table:table-cell>
              <table:table-cell office:value-type="float" office:value="1E-015">
                <text:p>1E-015</text:p>
                <draw:g>
                  <svg:desc>Sheet1.D35:Sheet1.D42</svg:desc>
                </draw:g>
              </table:table-cell>
              <table:table-cell office:value-type="float" office:value="1E-015">
                <text:p>1E-015</text:p>
                <draw:g>
                  <svg:desc>Sheet1.E35:Sheet1.E42</svg:desc>
                </draw:g>
              </table:table-cell>
              <table:table-cell office:value-type="float" office:value="0.000000000000149486764269931">
                <text:p>0.000000000000149486764269931</text:p>
                <draw:g>
                  <svg:desc>Sheet1.F35:Sheet1.F42</svg:desc>
                </draw:g>
              </table:table-cell>
            </table:table-row>
            <table:table-row>
              <table:table-cell office:value-type="string">
                <text:p>(b)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1E-015">
                <text:p>1E-015</text:p>
              </table:table-cell>
              <table:table-cell office:value-type="float" office:value="1E-015">
                <text:p>1E-015</text:p>
              </table:table-cell>
              <table:table-cell office:value-type="float" office:value="0.811278124459233">
                <text:p>0.811278124459233</text:p>
              </table:table-cell>
            </table:table-row>
            <table:table-row>
              <table:table-cell office:value-type="string">
                <text:p>(c)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E-015">
                <text:p>1E-015</text:p>
              </table:table-cell>
              <table:table-cell office:value-type="float" office:value="1E-015">
                <text:p>1E-015</text:p>
              </table:table-cell>
              <table:table-cell office:value-type="float" office:value="1.0000000000001">
                <text:p>1.0000000000001</text:p>
              </table:table-cell>
            </table:table-row>
            <table:table-row>
              <table:table-cell office:value-type="string">
                <text:p>(d)</text:p>
              </table:table-cell>
              <table:table-cell office:value-type="float" office:value="0.7">
                <text:p>0.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1.35677964944704">
                <text:p>1.35677964944704</text:p>
              </table:table-cell>
            </table:table-row>
            <table:table-row>
              <table:table-cell office:value-type="string">
                <text:p>(e)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0001">
                <text:p>0.0001</text:p>
              </table:table-cell>
              <table:table-cell office:value-type="float" office:value="1.58627703799941">
                <text:p>1.58627703799941</text:p>
              </table:table-cell>
            </table:table-row>
            <table:table-row>
              <table:table-cell office:value-type="string">
                <text:p>(f)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1.72192809488736">
                <text:p>1.72192809488736</text:p>
              </table:table-cell>
            </table:table-row>
            <table:table-row>
              <table:table-cell office:value-type="string">
                <text:p>(g)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1.92192809488736">
                <text:p>1.92192809488736</text:p>
              </table:table-cell>
            </table:table-row>
            <table:table-row>
              <table:table-cell office:value-type="string">
                <text:p>(h)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